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Standard">
      <style:text-properties style:font-name="Courier 10 Pitch" fo:language="en" fo:country="US" style:font-name-asian="Liberation Serif1" style:language-asian="en" style:country-asian="US" style:font-name-complex="Liberation Serif1" style:language-complex="en" style:country-complex="US"/>
    </style:style>
    <style:style style:name="T1" style:family="text">
      <style:text-properties style:font-name="Courier 10 Pitc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/*****************************************************************************************************************************************************************************************************************</text:p>
      <text:p text:style-name="P2">//Andreas Landgrebe cs111 fall semester 2012</text:p>
      <text:p text:style-name="P2">//</text:p>
      <text:p text:style-name="P2">//Lab 11 Problem 1</text:p>
      <text:p text:style-name="P2">//</text:p>
      <text:p text:style-name="P2">//design a worker class that will write and debug a program to simulate the traffic flow, determining the number of vechicles passing through the intersection in consecutive ten-minute periods for two hours.</text:p>
      <text:p text:style-name="P2">//*****************************************************************************************************************************************************************************************************************</text:p>
      <text:p text:style-name="P2"/>
      <text:p text:style-name="P2">import java.util.*;</text:p>
      <text:p text:style-name="P2"/>
      <text:p text:style-name="P2">public class Traffic</text:p>
      <text:p text:style-name="P2">{</text:p>
      <text:p text:style-name="P2"><text:s text:c="4"/>final long SEED = 5;</text:p>
      <text:p text:style-name="P2"><text:s text:c="4"/>Random randomNumber = new Random(SEED);</text:p>
      <text:p text:style-name="P2"><text:s text:c="4"/></text:p>
      <text:p text:style-name="P2"><text:s text:c="4"/>public int [] east;</text:p>
      <text:p text:style-name="P2"><text:s text:c="4"/>public int [] west;</text:p>
      <text:p text:style-name="P2"><text:s text:c="4"/>private int periods;</text:p>
      <text:p text:style-name="P2"><text:s text:c="4"/>private int slices;</text:p>
      <text:p text:style-name="P2"><text:s text:c="4"/>public Traffic(int p, int s)</text:p>
      <text:p text:style-name="P2"><text:s text:c="4"/>{</text:p>
      <text:p text:style-name="P2"><text:tab/>periods = p;</text:p>
      <text:p text:style-name="P2"><text:tab/>slices = s;</text:p>
      <text:p text:style-name="P2"><text:tab/>east = new int[periods];</text:p>
      <text:p text:style-name="P2"><text:tab/>west = new int[periods];</text:p>
      <text:p text:style-name="P2"><text:s text:c="4"/>}</text:p>
      <text:p text:style-name="P2"><text:s text:c="4"/></text:p>
      <text:p text:style-name="P2"><text:s text:c="4"/>public String simulate()</text:p>
      <text:p text:style-name="P2"><text:s text:c="4"/>{</text:p>
      <text:p text:style-name="P2"><text:tab/>double e = 1;</text:p>
      <text:p text:style-name="P2"><text:tab/>double w = 1;</text:p>
      <text:p text:style-name="P2"><text:tab/>for (int p = 0; p&lt;periods; p++)</text:p>
      <text:p text:style-name="P2"><text:tab/> <text:s text:c="3"/>for (int s = 0; s&lt;slices; s++)</text:p>
      <text:p text:style-name="P2"><text:tab/><text:tab/>{</text:p>
      <text:p text:style-name="P2"><text:tab/><text:tab/> <text:s text:c="3"/>if (e &gt; 0.2)</text:p>
      <text:p text:style-name="P2"><text:tab/><text:tab/><text:tab/>{</text:p>
      <text:p text:style-name="P2"><text:tab/><text:tab/><text:tab/> <text:s text:c="3"/>e = randomNumber.nextDouble();</text:p>
      <text:p text:style-name="P2"><text:tab/><text:tab/><text:tab/>}</text:p>
      <text:p text:style-name="P2"><text:tab/><text:tab/> <text:s text:c="3"/>if (w &gt; 0.2)</text:p>
      <text:p text:style-name="P2"><text:soft-page-break/><text:tab/><text:tab/><text:tab/>{</text:p>
      <text:p text:style-name="P2"><text:tab/><text:tab/><text:tab/> <text:s text:c="3"/>w = randomNumber.nextDouble();</text:p>
      <text:p text:style-name="P2"><text:tab/><text:tab/><text:tab/>}</text:p>
      <text:p text:style-name="P2"><text:tab/><text:tab/> <text:s text:c="4"/>if (e &gt; 0.2)</text:p>
      <text:p text:style-name="P2"><text:tab/><text:tab/><text:tab/>{</text:p>
      <text:p text:style-name="P2"><text:tab/><text:tab/><text:tab/> <text:s text:c="3"/>east[p] ++;</text:p>
      <text:p text:style-name="P2"><text:tab/><text:tab/><text:tab/> <text:s text:c="3"/>e = 1;</text:p>
      <text:p text:style-name="P2"><text:tab/><text:tab/><text:tab/>}</text:p>
      <text:p text:style-name="P2"><text:tab/><text:tab/> <text:s text:c="4"/>if (w &gt; 0.2)</text:p>
      <text:p text:style-name="P2"><text:tab/><text:tab/><text:tab/>{</text:p>
      <text:p text:style-name="P2"><text:tab/><text:tab/><text:tab/> <text:s text:c="3"/>west[p] ++;</text:p>
      <text:p text:style-name="P2"><text:tab/><text:tab/><text:tab/> <text:s text:c="3"/>w = 1;</text:p>
      <text:p text:style-name="P2"><text:tab/><text:tab/><text:tab/>}</text:p>
      <text:p text:style-name="P2"><text:tab/><text:tab/> <text:s text:c="3"/>if (e &lt;= 0.2 &amp;&amp; w &lt;= 0.2)</text:p>
      <text:p text:style-name="P2"><text:tab/><text:tab/><text:tab/>{</text:p>
      <text:p text:style-name="P2"><text:tab/><text:tab/><text:tab/> <text:s text:c="3"/>east[p] ++;</text:p>
      <text:p text:style-name="P2"><text:tab/><text:tab/><text:tab/> <text:s text:c="3"/>e = 1;</text:p>
      <text:p text:style-name="P2"><text:tab/><text:tab/><text:tab/> <text:s text:c="3"/>west[p] ++;</text:p>
      <text:p text:style-name="P2"><text:tab/><text:tab/><text:tab/> <text:s text:c="3"/>w = 1;</text:p>
      <text:p text:style-name="P2"><text:tab/><text:tab/><text:tab/>}</text:p>
      <text:p text:style-name="P2"><text:tab/><text:tab/>}</text:p>
      <text:p text:style-name="P2"><text:tab/>String str = new String();</text:p>
      <text:p text:style-name="P2"><text:tab/>str = "Interval\t\tEastbound\t\tWestbound\n";</text:p>
      <text:p text:style-name="P2"><text:tab/>for (int i = 0; i &lt; periods; i++)</text:p>
      <text:p text:style-name="P2"><text:tab/> <text:s text:c="3"/>{</text:p>
      <text:p text:style-name="P2"><text:tab/><text:tab/>str = str + (i + 1) + "\t\t\t" + east[i] + "\t\t\t" + west[i] + "\n";</text:p>
      <text:p text:style-name="P2"><text:tab/> <text:s text:c="3"/>}</text:p>
      <text:p text:style-name="P2"><text:tab/>return str;</text:p>
      <text:p text:style-name="P2"><text:s text:c="4"/>}</text:p>
      <text:p text:style-name="P2"/>
      <text:p text:style-name="P2">public String toString()</text:p>
      <text:p text:style-name="P2">{</text:p>
      <text:p text:style-name="P2"><text:s text:c="4"/>return "Periods = " + periods + "Slices = " + slices;</text:p>
      <text:p text:style-name="P2">}</text:p>
      <text:p text:style-name="P2">}<text:tab/></text:p>
      <text:p text:style-name="P2"><text:tab/><text:tab/><text:tab/><text:tab/><text:tab/> <text:s text:c="6"/>//*************************************************************</text:p>
      <text:p text:style-name="P2">//Andreas Landgrebe cs111 fall semester 2012</text:p>
      <text:p text:style-name="P2">//</text:p>
      <text:p text:style-name="P2">//Lab 11 Problem 2</text:p>
      <text:p text:style-name="P2">//</text:p>
      <text:p text:style-name="P2">//Sets up an application class that runs a traffic simulation</text:p>
      <text:p text:style-name="P2">//*************************************************************</text:p>
      <text:p text:style-name="P2">import java.util.*;</text:p>
      <text:p text:style-name="P2">public class SimulateTraffic</text:p>
      <text:p text:style-name="P2">{</text:p>
      <text:p text:style-name="P2"><text:s text:c="4"/>public static void main(String[] args)</text:p>
      <text:p text:style-name="P2"><text:soft-page-break/><text:s text:c="4"/>{</text:p>
      <text:p text:style-name="P2"><text:tab/>Scanner scan = new Scanner (System.in);</text:p>
      <text:p text:style-name="P2"><text:tab/>System.out.println ("Enter the number of periods");</text:p>
      <text:p text:style-name="P2"><text:tab/>int periods = scan.nextInt();</text:p>
      <text:p text:style-name="P2"><text:tab/>System.out.println("Enter the number of slices");</text:p>
      <text:p text:style-name="P2"><text:tab/>int slices = scan.nextInt();</text:p>
      <text:p text:style-name="P2"><text:tab/></text:p>
      <text:p text:style-name="P2"><text:tab/>Traffic traf = new Traffic(periods, slices);</text:p>
      <text:p text:style-name="P2"><text:tab/>System.out.println(traf.simulate());</text:p>
      <text:p text:style-name="P2"><text:s text:c="4"/>}</text:p>
      <text:p text:style-name="P2">}Script started on Tue 04 Dec 2012 06:36:10 PM EST<text:line-break/>#]0;landgrebea@aldenv180: ~/cs111/lab11#landgrebea@aldenv180:~/cs111/lab11$ java Dots#####c Dots.java###############emacs Dots.java&amp;#################[2Pjava DotsPanel##########c DotsPanel.java####################emacs DotsPanel.java&amp;######################[10Pcd download#########[3Pcs111#########[5Ptop###emacs SimulateTraffic.java&amp;############################[9Pjavac Traffic.java##################emacs Traffic.java&amp;####################[11Pcd lab111##[K########emacs Traffic.java&amp;####################[1Pjavac Traffic.java##################emacs SimulateTraffic.java&amp;###########################top#[K###cd cs111#####download###########emacs DotsPanel.java&amp;######################[1Pjavac DotsPanel.java#################[6P DotsPanel##############emacs Dots.java&amp;#################[1Pjavac Dots.java############[6P Dots##########[K####java Dots##########[Kjavac ##[K##[K Simulate##[KT##[KeTraffic</text:p>
      <text:p text:style-name="P2">Enter the number of periods</text:p>
      <text:p text:style-name="P2">12</text:p>
      <text:p text:style-name="P2">Enter the number of slices</text:p>
      <text:p text:style-name="P2">100</text:p>
      <text:p text:style-name="P2">Interval<text:tab/><text:tab/>Eastbound<text:tab/><text:tab/>Westbound</text:p>
      <text:p text:style-name="P2">1<text:tab/><text:tab/><text:tab/>77<text:tab/><text:tab/><text:tab/>61</text:p>
      <text:p text:style-name="P2">2<text:tab/><text:tab/><text:tab/>64<text:tab/><text:tab/><text:tab/>69</text:p>
      <text:p text:style-name="P2">3<text:tab/><text:tab/><text:tab/>63<text:tab/><text:tab/><text:tab/>80</text:p>
      <text:p text:style-name="P2">4<text:tab/><text:tab/><text:tab/>59<text:tab/><text:tab/><text:tab/>75</text:p>
      <text:p text:style-name="P2">5<text:tab/><text:tab/><text:tab/>93<text:tab/><text:tab/><text:tab/>46</text:p>
      <text:p text:style-name="P2">6<text:tab/><text:tab/><text:tab/>68<text:tab/><text:tab/><text:tab/>64</text:p>
      <text:p text:style-name="P2">7<text:tab/><text:tab/><text:tab/>65<text:tab/><text:tab/><text:tab/>76</text:p>
      <text:p text:style-name="P2">8<text:tab/><text:tab/><text:tab/>77<text:tab/><text:tab/><text:tab/>71</text:p>
      <text:p text:style-name="P2">9<text:tab/><text:tab/><text:tab/>64<text:tab/><text:tab/><text:tab/>73</text:p>
      <text:p text:style-name="P2">10<text:tab/><text:tab/><text:tab/>52<text:tab/><text:tab/><text:tab/>90</text:p>
      <text:p text:style-name="P2">11<text:tab/><text:tab/><text:tab/>59<text:tab/><text:tab/><text:tab/>78</text:p>
      <text:p text:style-name="P2">12<text:tab/><text:tab/><text:tab/>75<text:tab/><text:tab/><text:tab/>72</text:p>
      <text:p text:style-name="P2"/>
      <text:p text:style-name="P2">#]0;landgrebea@aldenv180: <text:soft-page-break/>~/cs111/lab11#landgrebea@aldenv180:~/cs111/lab11$ we##[K##[Kexit</text:p>
      <text:p text:style-name="P2">exit</text:p>
      <text:p text:style-name="P1"><text:span text:style-name="T1"><text:line-break/>Script done on Tue 04 Dec 2012 06:36:46 PM EST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2-12-04T18:37:20</meta:creation-date>
    <dc:date>2012-12-04T18:38:48</dc:date>
    <dc:creator>Andreas Landgrebe</dc:creator>
    <meta:editing-duration>P0D</meta:editing-duration>
    <meta:editing-cycles>1</meta:editing-cycles>
    <meta:document-statistic meta:table-count="0" meta:image-count="0" meta:object-count="0" meta:page-count="4" meta:paragraph-count="113" meta:word-count="413" meta:character-count="3748" meta:non-whitespace-character-count="3136"/>
    <meta:generator>LibreOffice/3.5$Linux_X86_64 LibreOffice_project/350m1$Build-2</meta:generator>
  </office:meta>
</office:document-meta>
</file>